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C0E6F5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RloadId</text:p>
          </table:table-cell>
          <table:table-cell office:value-type="string" table:style-name="ce1">
            <text:p>Req</text:p>
          </table:table-cell>
          <table:table-cell office:value-type="string" table:style-name="ce2">
            <text:p>Gain</text:p>
          </table:table-cell>
          <table:table-cell office:value-type="string" table:style-name="ce3">
            <text:p>R1(kΩ)</text:p>
          </table:table-cell>
          <table:table-cell office:value-type="string" table:style-name="ce3">
            <text:p>R1 valores (MΩ)</text:p>
          </table:table-cell>
          <table:table-cell office:value-type="string" table:style-name="ce3">
            <text:p>R2(kΩ)</text:p>
          </table:table-cell>
          <table:table-cell office:value-type="string" table:style-name="ce3">
            <text:p>R2 valores (MΩ)</text:p>
          </table:table-cell>
          <table:table-cell office:value-type="string" table:style-name="ce3">
            <text:p>Rd(kΩ)</text:p>
          </table:table-cell>
          <table:table-cell office:value-type="string" table:style-name="ce3">
            <text:p>RLoad (kΩ)</text:p>
          </table:table-cell>
          <table:table-cell office:value-type="string" table:style-name="ce3">
            <text:p>Tolerancia (%)</text:p>
          </table:table-cell>
          <table:table-cell office:value-type="string" table:style-name="ce3">
            <text:p>Error ± (kΩ)</text:p>
          </table:table-cell>
          <table:table-cell table:number-columns-repeated="3" table:style-name="ce1"/>
          <table:table-cell office:value-type="string" table:style-name="ce3">
            <text:p>WrittenLabel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3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.5" table:style-name="ce1">
            <text:p>16,5</text:p>
          </table:table-cell>
          <table:table-cell table:number-columns-repeated="3" table:style-name="ce1"/>
          <table:table-cell office:value-type="string" table:style-name="ce4">
            <text:p>At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4</text:p>
          </table:table-cell>
          <table:table-cell office:value-type="float" office:value="440.42838018741634" table:formula="of:=1/((1/[.H3])+(1/[.I3]))" table:style-name="ce1">
            <text:p>440,4283802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2000" table:style-name="ce1">
            <text:p>2000</text:p>
          </table:table-cell>
          <table:table-cell office:value-type="string" table:style-name="ce5">
            <text:p>1+1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7000" table:style-name="ce1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3.6749290444654701" table:style-name="ce1">
            <text:p>3,674929044</text:p>
          </table:table-cell>
          <table:table-cell office:value-type="float" office:value="16.1854304635762" table:style-name="ce1">
            <text:p>16,185430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5</text:p>
          </table:table-cell>
          <table:table-cell office:value-type="float" office:value="534.59119496855351" table:formula="of:=1/((1/[.H4])+(1/[.I4]))" table:style-name="ce1">
            <text:p>534,591195</text:p>
          </table:table-cell>
          <table:table-cell office:value-type="float" office:value="0.6" table:style-name="ce1">
            <text:p>0,6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.5" table:style-name="ce1">
            <text:p>1,5</text:p>
          </table:table-cell>
          <table:table-cell office:value-type="float" office:value="2500" table:style-name="ce1">
            <text:p>2500</text:p>
          </table:table-cell>
          <table:table-cell office:value-type="float" office:value="680" table:style-name="ce1">
            <text:p>680</text:p>
          </table:table-cell>
          <table:table-cell office:value-type="float" office:value="2.0352000000000001" table:style-name="ce1">
            <text:p>2,0352</text:p>
          </table:table-cell>
          <table:table-cell office:value-type="float" office:value="10.88" table:style-name="ce1">
            <text:p>10,88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6</text:p>
          </table:table-cell>
          <table:table-cell office:value-type="float" office:value="631.73277661795407" table:formula="of:=1/((1/[.H5])+(1/[.I5]))" table:style-name="ce1">
            <text:p>631,7327766</text:p>
          </table:table-cell>
          <table:table-cell office:value-type="float" office:value="0.56179775280898903" table:style-name="ce1">
            <text:p>0,56179775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8900" table:style-name="ce1">
            <text:p>8900</text:p>
          </table:table-cell>
          <table:table-cell office:value-type="float" office:value="680" table:style-name="ce1">
            <text:p>680</text:p>
          </table:table-cell>
          <table:table-cell office:value-type="float" office:value="4.7376958379490404" table:style-name="ce1">
            <text:p>4,737695838</text:p>
          </table:table-cell>
          <table:table-cell office:value-type="float" office:value="29.9295774647887" table:style-name="ce1">
            <text:p>29,929577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9</text:p>
          </table:table-cell>
          <table:table-cell office:value-type="float" office:value="898.98989898989896" table:formula="of:=1/((1/[.H6])+(1/[.I6]))" table:style-name="ce1">
            <text:p>898,989899</text:p>
          </table:table-cell>
          <table:table-cell office:value-type="float" office:value="0.43820224719101097" table:style-name="ce1">
            <text:p>0,43820224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8900" table:style-name="ce1">
            <text:p>8900</text:p>
          </table:table-cell>
          <table:table-cell office:value-type="float" office:value="1000" table:style-name="ce1">
            <text:p>1000</text:p>
          </table:table-cell>
          <table:table-cell office:value-type="float" office:value="0.11" table:style-name="ce1">
            <text:p>0,11</text:p>
          </table:table-cell>
          <table:table-cell office:value-type="float" office:value="0.98888888888888904" table:style-name="ce1">
            <text:p>0,988888889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2</text:p>
          </table:table-cell>
          <table:table-cell office:value-type="float" office:value="1195.9459459459458" table:formula="of:=1/((1/[.H7])+(1/[.I7]))" table:style-name="ce1">
            <text:p>1195,945946</text:p>
          </table:table-cell>
          <table:table-cell office:value-type="float" office:value="0.338983050847458" table:style-name="ce1">
            <text:p>0,338983051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1+1</text:p>
          </table:table-cell>
          <table:table-cell office:value-type="float" office:value="5900" table:style-name="ce1">
            <text:p>5900</text:p>
          </table:table-cell>
          <table:table-cell office:value-type="float" office:value="1500" table:style-name="ce1">
            <text:p>1500</text:p>
          </table:table-cell>
          <table:table-cell office:value-type="float" office:value="0.91217257318952205" table:style-name="ce1">
            <text:p>0,912172573</text:p>
          </table:table-cell>
          <table:table-cell office:value-type="float" office:value="10.909090909090899" table:style-name="ce1">
            <text:p>10,9090909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3</text:p>
          </table:table-cell>
          <table:table-cell office:value-type="float" office:value="1353.896103896104" table:formula="of:=1/((1/[.H8])+(1/[.I8]))" table:style-name="ce1">
            <text:p>1353,896104</text:p>
          </table:table-cell>
          <table:table-cell office:value-type="float" office:value="0.28057553956834502" table:style-name="ce1">
            <text:p>0,28057554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13900" table:style-name="ce1">
            <text:p>1390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3.538961038961" table:style-name="ce1">
            <text:p>13,5389610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8</text:p>
          </table:table-cell>
          <table:table-cell office:value-type="float" office:value="1860.7594936708861" table:formula="of:=1/((1/[.H9])+(1/[.I9]))" table:style-name="ce1">
            <text:p>1860,759494</text:p>
          </table:table-cell>
          <table:table-cell office:value-type="float" office:value="0.20408163265306101" table:style-name="ce1">
            <text:p>0,20408163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4900" table:style-name="ce1">
            <text:p>4900</text:p>
          </table:table-cell>
          <table:table-cell office:value-type="float" office:value="3000" table:style-name="ce1">
            <text:p>3000</text:p>
          </table:table-cell>
          <table:table-cell office:value-type="float" office:value="0.14997626957759799" table:style-name="ce1">
            <text:p>0,14997627</text:p>
          </table:table-cell>
          <table:table-cell office:value-type="float" office:value="2.7906976744185998" table:style-name="ce1">
            <text:p>2,7906976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23</text:p>
          </table:table-cell>
          <table:table-cell office:value-type="float" office:value="2363.636363636364" table:formula="of:=1/((1/[.H10])+(1/[.I10]))" table:style-name="ce1">
            <text:p>2363,636364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3900" table:style-name="ce1">
            <text:p>3900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22.1" table:style-name="ce1">
            <text:p>22,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34</text:p>
          </table:table-cell>
          <table:table-cell office:value-type="float" office:value="3470" table:style-name="ce1">
            <text:p>3470</text:p>
          </table:table-cell>
          <table:table-cell office:value-type="float" office:value="0.135446685878963" table:style-name="ce1">
            <text:p>0,135446686</text:p>
          </table:table-cell>
          <table:table-cell office:value-type="float" office:value="3000" table:style-name="ce1">
            <text:p>3000</text:p>
          </table:table-cell>
          <table:table-cell office:value-type="string" table:style-name="ce5">
            <text:p>1,5+1,5</text:p>
          </table:table-cell>
          <table:table-cell office:value-type="float" office:value="470" table:style-name="ce1">
            <text:p>470</text:p>
          </table:table-cell>
          <table:table-cell office:value-type="float" office:value="0.47" table:style-name="ce1">
            <text:p>0,47</text:p>
          </table:table-cell>
          <table:table-cell office:value-type="float" office:value="3470" table:style-name="ce1">
            <text:p>3470</text:p>
          </table:table-cell>
          <table:table-cell office:value-type="string" table:style-name="ce5">
            <text:p>none</text:p>
          </table:table-cell>
          <table:table-cell office:value-type="float" office:value="1.5417867435158501" table:style-name="ce1">
            <text:p>1,541786744</text:p>
          </table:table-cell>
          <table:table-cell office:value-type="float" office:value="53.5" table:style-name="ce1">
            <text:p>53,5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55</text:p>
          </table:table-cell>
          <table:table-cell office:value-type="float" office:value="5580" table:style-name="ce1">
            <text:p>5580</text:p>
          </table:table-cell>
          <table:table-cell office:value-type="float" office:value="0.121863799283154" table:style-name="ce1">
            <text:p>0,121863799</text:p>
          </table:table-cell>
          <table:table-cell office:value-type="float" office:value="4900" table:style-name="ce1">
            <text:p>4900</text:p>
          </table:table-cell>
          <table:table-cell office:value-type="string" table:style-name="ce5">
            <text:p>3,9+1</text:p>
          </table:table-cell>
          <table:table-cell office:value-type="float" office:value="680" table:style-name="ce1">
            <text:p>680</text:p>
          </table:table-cell>
          <table:table-cell office:value-type="float" office:value="0.68" table:style-name="ce1">
            <text:p>0,68</text:p>
          </table:table-cell>
          <table:table-cell office:value-type="float" office:value="5580" table:style-name="ce1">
            <text:p>5580</text:p>
          </table:table-cell>
          <table:table-cell office:value-type="string" table:style-name="ce5">
            <text:p>none</text:p>
          </table:table-cell>
          <table:table-cell office:value-type="float" office:value="1.3261648745519701" table:style-name="ce1">
            <text:p>1,3261648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79</text:p>
          </table:table-cell>
          <table:table-cell office:value-type="float" office:value="7900" table:style-name="ce1">
            <text:p>7900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7500" table:style-name="ce1">
            <text:p>7500</text:p>
          </table:table-cell>
          <table:table-cell office:value-type="float" office:value="7.5" table:style-name="ce5">
            <text:p>7,5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900" table:style-name="ce1">
            <text:p>7900</text:p>
          </table:table-cell>
          <table:table-cell office:value-type="string" table:style-name="ce5">
            <text:p>none</text:p>
          </table:table-cell>
          <table:table-cell office:value-type="float" office:value="1.1822784810126601" table:style-name="ce1">
            <text:p>1,182278481</text:p>
          </table:table-cell>
          <table:table-cell office:value-type="float" office:value="93.4" table:style-name="ce1">
            <text:p>93,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25</text:p>
          </table:table-cell>
          <table:table-cell office:value-type="float" office:value="12500" table:style-name="ce1">
            <text:p>12500</text:p>
          </table:table-cell>
          <table:table-cell office:value-type="float" office:value="0.08" table:style-name="ce1">
            <text:p>0,08</text:p>
          </table:table-cell>
          <table:table-cell office:value-type="float" office:value="11500" table:style-name="ce1">
            <text:p>11500</text:p>
          </table:table-cell>
          <table:table-cell office:value-type="string" table:style-name="ce5">
            <text:p>10+1,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2500" table:style-name="ce1">
            <text:p>12500</text:p>
          </table:table-cell>
          <table:table-cell office:value-type="string" table:style-name="ce5">
            <text:p>none</text:p>
          </table:table-cell>
          <table:table-cell office:value-type="float" office:value="0.92800000000000005" table:style-name="ce1">
            <text:p>0,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60</text:p>
          </table:table-cell>
          <table:table-cell office:value-type="float" office:value="16000" table:style-name="ce1">
            <text:p>16000</text:p>
          </table:table-cell>
          <table:table-cell office:value-type="float" office:value="6.25E-2" table:style-name="ce1">
            <text:p>0,0625</text:p>
          </table:table-cell>
          <table:table-cell office:value-type="float" office:value="15000" table:style-name="ce1">
            <text:p>15000</text:p>
          </table:table-cell>
          <table:table-cell office:value-type="float" office:value="15" table:style-name="ce5">
            <text:p>1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5">
            <text:p>none</text:p>
          </table:table-cell>
          <table:table-cell office:value-type="float" office:value="4.6937499999999996" table:style-name="ce1">
            <text:p>4,6937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210</text:p>
          </table:table-cell>
          <table:table-cell office:value-type="float" office:value="21000" table:style-name="ce1">
            <text:p>21000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5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1000" table:style-name="ce1">
            <text:p>21000</text:p>
          </table:table-cell>
          <table:table-cell office:value-type="string" table:style-name="ce5">
            <text:p>none</text:p>
          </table:table-cell>
          <table:table-cell office:value-type="float" office:value="0.95714285714285696" table:style-name="ce1">
            <text:p>0,95714285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310</text:p>
          </table:table-cell>
          <table:table-cell office:value-type="float" office:value="31000" table:style-name="ce1">
            <text:p>31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30000" table:style-name="ce1">
            <text:p>30000</text:p>
          </table:table-cell>
          <table:table-cell office:value-type="float" office:value="30" table:style-name="ce5">
            <text:p>3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31000" table:style-name="ce1">
            <text:p>310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410</text:p>
          </table:table-cell>
          <table:table-cell office:value-type="float" office:value="41000" table:style-name="ce1">
            <text:p>41000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40000" table:style-name="ce1">
            <text:p>40000</text:p>
          </table:table-cell>
          <table:table-cell office:value-type="string" table:style-name="ce5">
            <text:p>10+3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41500" table:style-name="ce1">
            <text:p>415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620</text:p>
          </table:table-cell>
          <table:table-cell office:value-type="float" office:value="62000" table:style-name="ce1">
            <text:p>62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60000" table:style-name="ce1">
            <text:p>60000</text:p>
          </table:table-cell>
          <table:table-cell office:value-type="string" table:style-name="ce5">
            <text:p>30+3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020</text:p>
          </table:table-cell>
          <table:table-cell office:value-type="float" office:value="102000" table:style-name="ce1">
            <text:p>102000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-OC</text:p>
          </table:table-cell>
          <table:table-cell office:value-type="float" office:value="1000000" table:style-name="ce1">
            <text:p>100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3-D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k-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00-D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6-D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925</text:p>
          </table:table-cell>
          <table:table-cell office:value-type="float" office:value="92500" table:style-name="ce1">
            <text:p>92500</text:p>
          </table:table-cell>
          <table:table-cell office:value-type="float" office:value="2.7E-2" table:style-name="ce1">
            <text:p>0,027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17:47Z</meta:creation-date>
    <dc:date>2024-04-09T10:07:06Z</dc:date>
    <meta:editing-cycles>2</meta:editing-cycles>
    <meta:editing-duration>PT955S</meta:editing-duration>
  </office:meta>
</office:document-meta>
</file>